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20.00%" fo:text-align="left" fo:margin-bottom="7.00pt"/>
    </style:style>
    <style:style style:name="P2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5" style:family="paragraph">
      <style:paragraph-properties fo:line-height="100.00%" fo:text-align="left" fo:margin-left="2.70pt" fo:text-indent="-2.70pt">
        <style:tab-stops>
          <style:tab-stop style:position="495.90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2.70pt" fo:text-indent="-2.70pt">
        <style:tab-stops>
          <style:tab-stop style:position="495.90pt"/>
        </style:tab-stops>
      </style:paragraph-properties>
    </style:style>
    <style:style style:name="P8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23" style:family="paragraph">
      <style:paragraph-properties fo:line-height="100.00%" fo:text-align="left" fo:margin-left="2.70pt" fo:text-indent="-2.70pt">
        <style:tab-stops>
          <style:tab-stop style:position="495.90p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2.70pt" fo:text-indent="-2.70pt">
        <style:tab-stops>
          <style:tab-stop style:position="495.90pt"/>
        </style:tab-stops>
      </style:paragraph-properties>
    </style:style>
    <style:style style:name="P26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2.70pt" fo:text-indent="-2.70pt">
        <style:tab-stops>
          <style:tab-stop style:position="195.85pt"/>
          <style:tab-stop style:position="3286.95pt" style:type="center"/>
        </style:tab-stops>
      </style:paragraph-properties>
    </style:style>
    <style:style style:name="P35" style:family="paragraph">
      <style:paragraph-properties fo:line-height="120.00%" fo:text-align="left" fo:margin-bottom="7.00pt"/>
    </style:style>
    <style:style style:name="TableColumn0100" style:family="table-column">
      <style:table-column-properties style:column-width="2.757639in"/>
    </style:style>
    <style:style style:name="TableColumn0101" style:family="table-column">
      <style:table-column-properties style:column-width="4.167361in"/>
    </style:style>
    <style:style style:name="Table01" style:family="table">
      <style:table-properties style:width="6.925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9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3" style:family="table-row">
      <style:table-row-properties/>
    </style:style>
    <style:style style:name="TableCell011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Ответы</text:span><text:span text:style-name="T2"><text:s/></text:span><text:span text:style-name="T3">нужно</text:span><text:span text:style-name="T4"><text:s/></text:span><text:span text:style-name="T5">давать</text:span><text:span text:style-name="T6"><text:s/></text:span><text:span text:style-name="T7">лаконичные</text:span><text:span text:style-name="T8">,<text:s/></text:span><text:span text:style-name="T9">достаточно</text:span><text:span text:style-name="T10"><text:s/></text:span><text:span text:style-name="T11">продемонстрировать</text:span><text:span text:style-name="T12"><text:s/></text:span><text:span text:style-name="T13">понимание</text:span><text:span text:style-name="T14"><text:s/></text:span><text:span text:style-name="T15">предмета</text:span><text:span text:style-name="T16">.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18">Ф</text:span><text:span text:style-name="T19">.</text:span><text:span text:style-name="T20">И</text:span><text:span text:style-name="T21">.</text:span><text:span text:style-name="T22">О</text:span><text:span text:style-name="T23">.</text:span><text:span text:style-name="T24"/></text:p>
          </table:table-cell>
          <table:table-cell table:style-name="TableCell010001">
            <text:p text:style-name="P3"><text:span text:style-name="T25"><text:s/></text:span><text:span text:style-name="T26">Дехтярев Евгений Геннадьевич</text:span><text:span text:style-name="T27"/></text:p>
          </table:table-cell>
        </table:table-row>
        <table:table-row table:style-name="TableRow0101">
          <table:table-cell table:style-name="TableCell010100" table:number-columns-spanned="2">
            <text:p text:style-name="P6"><text:span text:style-name="T28">Javascript</text:span><text:span text:style-name="T29"/></text:p>
          </table:table-cell>
          <table:covered-table-cell/>
        </table:table-row>
        <table:table-row table:style-name="TableRow0102">
          <table:table-cell table:style-name="TableCell010200">
            <text:p text:style-name="P9"><text:span text:style-name="T30">В</text:span><text:span text:style-name="T31"><text:s/></text:span><text:span text:style-name="T32">чем</text:span><text:span text:style-name="T33"><text:s/></text:span><text:span text:style-name="T34">разница</text:span><text:span text:style-name="T35"><text:s/></text:span><text:span text:style-name="T36">между</text:span><text:span text:style-name="T37"><text:s/></text:span><text:span text:style-name="T38">операторами</text:span><text:span text:style-name="T39"><text:s/>"=="</text:span><text:span text:style-name="T40">и</text:span><text:span text:style-name="T41"><text:s/>"==="?</text:span><text:span text:style-name="T42"/></text:p>
          </table:table-cell>
          <table:table-cell table:style-name="TableCell010201">
            <text:p text:style-name="P9"><text:span text:style-name="T42">'==' -<text:s/></text:span><text:span text:style-name="T43">сравнение с преведением типов</text:span></text:p>
            <text:p text:style-name="P9"><text:span text:style-name="T44">'===' -<text:s/></text:span><text:span text:style-name="T45">строгое сравнение без прведения типов</text:span></text:p>
            <text:p text:style-name="P9"><text:span text:style-name="T45">т.е 1==</text:span><text:span text:style-name="T46">'1'/true</text:span></text:p>
            <text:p text:style-name="P9"><text:span text:style-name="T47">а 1 ===<text:s/></text:span><text:span text:style-name="T48">'1' /false<text:s/></text:span><text:span text:style-name="T49">тк. типы разные</text:span><text:span text:style-name="T50"/></text:p>
          </table:table-cell>
        </table:table-row>
        <table:table-row table:style-name="TableRow0103">
          <table:table-cell table:style-name="TableCell010300">
            <text:p text:style-name="P11"><text:span text:style-name="T51">Что</text:span><text:span text:style-name="T52"><text:s/></text:span><text:span text:style-name="T53">такое</text:span><text:span text:style-name="T54"><text:s/></text:span><text:span text:style-name="T55">область</text:span><text:span text:style-name="T56"><text:s/></text:span><text:span text:style-name="T57">видимости</text:span><text:span text:style-name="T58"><text:s/>(Scope)?</text:span><text:span text:style-name="T59"/></text:p>
          </table:table-cell>
          <table:table-cell table:style-name="TableCell010301">
            <text:p text:style-name="P11"><text:span text:style-name="T60">Scope<text:s/></text:span><text:span text:style-name="T61">или область видимости, условно поделина на 3 области. Глобальную, функциональную и блочную. От области зависит возможность пользоватся перменными</text:span><text:span text:style-name="T62"/></text:p>
          </table:table-cell>
        </table:table-row>
        <table:table-row table:style-name="TableRow0104">
          <table:table-cell table:style-name="TableCell010400">
            <text:p text:style-name="P13"><text:span text:style-name="T63"><text:s/></text:span><text:span text:style-name="T64">В</text:span><text:span text:style-name="T65"><text:s/></text:span><text:span text:style-name="T66">каких</text:span><text:span text:style-name="T67"><text:s/></text:span><text:span text:style-name="T68">ситуациях</text:span><text:span text:style-name="T69"><text:s/></text:span><text:span text:style-name="T70">следует</text:span><text:span text:style-name="T71"><text:s/></text:span><text:span text:style-name="T72">использовать</text:span><text:span text:style-name="T73"><text:s/></text:span><text:span text:style-name="T74">ключевые</text:span><text:span text:style-name="T75"><text:s/></text:span><text:span text:style-name="T76">слова</text:span><text:span text:style-name="T77"><text:s/>let<text:s/></text:span><text:span text:style-name="T78">и</text:span><text:span text:style-name="T79"><text:s/>const?</text:span><text:span text:style-name="T80"/></text:p>
          </table:table-cell>
          <table:table-cell table:style-name="TableCell010401">
            <text:p text:style-name="P13"><text:span text:style-name="T81">let<text:s/></text:span><text:span text:style-name="T82">когда значение может изменяться, const когда значение не должно изменятся(работает для примитивов)</text:span><text:span text:style-name="T83"/></text:p>
          </table:table-cell>
        </table:table-row>
        <table:table-row table:style-name="TableRow0105">
          <table:table-cell table:style-name="TableCell010500">
            <text:p text:style-name="P15"><text:span text:style-name="T84">Что</text:span><text:span text:style-name="T85"><text:s/></text:span><text:span text:style-name="T86">такое</text:span><text:span text:style-name="T87"><text:s/></text:span><text:span text:style-name="T88">прототип</text:span><text:span text:style-name="T89"><text:s/></text:span><text:span text:style-name="T90">объекта</text:span><text:span text:style-name="T91">?</text:span><text:span text:style-name="T92"/></text:p>
          </table:table-cell>
          <table:table-cell table:style-name="TableCell010501">
            <text:p text:style-name="P15"><text:span text:style-name="T93">Это родительский объект, таким образом в JS утроенно наследовние, каждый объект хранит ссылку на прототип родителя, по сути это объект который хранить все свойства родителя</text:span><text:span text:style-name="T94"/></text:p>
          </table:table-cell>
        </table:table-row>
        <table:table-row table:style-name="TableRow0106">
          <table:table-cell table:style-name="TableCell010600">
            <text:p text:style-name="P17"><text:span text:style-name="T95">Какое</text:span><text:span text:style-name="T96"><text:s/></text:span><text:span text:style-name="T97">значение</text:span><text:span text:style-name="T98"><text:s/></text:span><text:span text:style-name="T99">имеет</text:span><text:span text:style-name="T100"><text:s/>this?</text:span><text:span text:style-name="T101"/></text:p>
          </table:table-cell>
          <table:table-cell table:style-name="TableCell010601">
            <text:p text:style-name="P17"><text:span text:style-name="T102">this<text:s/></text:span><text:span text:style-name="T103">это контекст вызова функции</text:span><text:span text:style-name="T104"/></text:p>
          </table:table-cell>
        </table:table-row>
        <table:table-row table:style-name="TableRow0107">
          <table:table-cell table:style-name="TableCell010700">
            <text:p text:style-name="P19"><text:span text:style-name="T105">Какими</text:span><text:span text:style-name="T106"><text:s/></text:span><text:span text:style-name="T107">способами</text:span><text:span text:style-name="T108"><text:s/></text:span><text:span text:style-name="T109">можно</text:span><text:span text:style-name="T110"><text:s/></text:span><text:span text:style-name="T111">клонировать</text:span><text:span text:style-name="T112"><text:s/></text:span><text:span text:style-name="T113">объект</text:span><text:span text:style-name="T114">?</text:span><text:span text:style-name="T115"/></text:p>
          </table:table-cell>
          <table:table-cell table:style-name="TableCell010701">
            <text:p text:style-name="P19"><text:span text:style-name="T116">1)Object.asign 2)</text:span><text:span text:style-name="T117">через JSON.parse и JSON.stringify3) с помощью спред синтаксиса</text:span><text:span text:style-name="T118"/></text:p>
          </table:table-cell>
        </table:table-row>
        <table:table-row table:style-name="TableRow0108">
          <table:table-cell table:style-name="TableCell010800">
            <text:p text:style-name="P21"><text:span text:style-name="T119">Что</text:span><text:span text:style-name="T120"><text:s/></text:span><text:span text:style-name="T121">такое</text:span><text:span text:style-name="T122"><text:s/>XMLHttpRequest<text:s/></text:span><text:span text:style-name="T123">и</text:span><text:span text:style-name="T124"><text:s/></text:span><text:span text:style-name="T125">зачем</text:span><text:span text:style-name="T126"><text:s/></text:span><text:span text:style-name="T127">он</text:span><text:span text:style-name="T128"><text:s/></text:span><text:span text:style-name="T129">нужен</text:span><text:span text:style-name="T130">?</text:span><text:span text:style-name="T131"/></text:p>
          </table:table-cell>
          <table:table-cell table:style-name="TableCell010801">
            <text:p text:style-name="P21"><text:span text:style-name="T132">Это (объект) один из методов отправить запос на сервер, сейчас в основном используют<text:s/></text:span><text:span text:style-name="T133">fetch(promise)</text:span><text:span text:style-name="T134">, но<text:s/></text:span><text:span text:style-name="T135">fetch</text:span><text:span text:style-name="T136">(</text:span><text:span text:style-name="T137">promise)<text:s/></text:span><text:span text:style-name="T138">всегда асинхронный в отличии от<text:s/></text:span><text:span text:style-name="T139">XMLHttpRequest</text:span><text:span text:style-name="T140"/></text:p>
          </table:table-cell>
        </table:table-row>
        <table:table-row table:style-name="TableRow0109">
          <table:table-cell table:style-name="TableCell010900" table:number-columns-spanned="2">
            <text:p text:style-name="P24"><text:span text:style-name="T141">Разное</text:span><text:span text:style-name="T142"/></text:p>
          </table:table-cell>
          <table:covered-table-cell/>
        </table:table-row>
        <table:table-row table:style-name="TableRow0110">
          <table:table-cell table:style-name="TableCell011000">
            <text:p text:style-name="P27"><text:span text:style-name="T143">Что</text:span><text:span text:style-name="T144"><text:s/></text:span><text:span text:style-name="T145">такое</text:span><text:span text:style-name="T146"><text:s/>cookies?</text:span><text:span text:style-name="T147"/></text:p>
          </table:table-cell>
          <table:table-cell table:style-name="TableCell011001">
            <text:p text:style-name="P27"><text:span text:style-name="T148">это один из методов хранения данных в браузере(небольших по объему)</text:span><text:span text:style-name="T149"/></text:p>
          </table:table-cell>
        </table:table-row>
        <table:table-row table:style-name="TableRow0111">
          <table:table-cell table:style-name="TableCell011100">
            <text:p text:style-name="P29"><text:span text:style-name="T150">В</text:span><text:span text:style-name="T151"><text:s/></text:span><text:span text:style-name="T152">чем</text:span><text:span text:style-name="T153"><text:s/></text:span><text:span text:style-name="T154">разница</text:span><text:span text:style-name="T155"><text:s/></text:span><text:span text:style-name="T156">между</text:span><text:span text:style-name="T157"><text:s/>padding<text:s/></text:span><text:span text:style-name="T158">и</text:span><text:span text:style-name="T159"><text:s/>margin?</text:span><text:span text:style-name="T160"/></text:p>
          </table:table-cell>
          <table:table-cell table:style-name="TableCell011101">
            <text:p text:style-name="P29"><text:span text:style-name="T161">padding</text:span><text:span text:style-name="T162">-</text:span><text:span text:style-name="T163">внутренний отступ внутри конейнера(влияет на его размер если не задан box-sizing)</text:span></text:p>
            <text:p text:style-name="P29"><text:span text:style-name="T164">margin</text:span><text:span text:style-name="T165">-<text:s/></text:span><text:span text:style-name="T166">внешний</text:span><text:span text:style-name="T167"/></text:p>
          </table:table-cell>
        </table:table-row>
        <table:table-row table:style-name="TableRow0112">
          <table:table-cell table:style-name="TableCell011200">
            <text:p text:style-name="P31"><text:span text:style-name="T168">Что</text:span><text:span text:style-name="T169"><text:s/></text:span><text:span text:style-name="T170">такое</text:span><text:span text:style-name="T171"><text:s/></text:span><text:span text:style-name="T172">сессии</text:span><text:span text:style-name="T173"><text:s/></text:span><text:span text:style-name="T174">и</text:span><text:span text:style-name="T175"><text:s/></text:span><text:span text:style-name="T176">зачем</text:span><text:span text:style-name="T177"><text:s/></text:span><text:span text:style-name="T178">они</text:span><text:span text:style-name="T179"><text:s/></text:span><text:span text:style-name="T180">используются</text:span><text:span text:style-name="T181">?</text:span><text:span text:style-name="T182"/></text:p>
          </table:table-cell>
          <table:table-cell table:style-name="TableCell011201">
            <text:p text:style-name="P31"><text:span text:style-name="T183">елси вопрос про sessionStorage-это так же способ хранить данные в бразере до закрытия страницы(5-8mb)</text:span><text:span text:style-name="T184"/></text:p>
          </table:table-cell>
        </table:table-row>
        <table:table-row table:style-name="TableRow0113">
          <table:table-cell table:style-name="TableCell011300">
            <text:p text:style-name="P33"><text:span text:style-name="T185">Опишите</text:span><text:span text:style-name="T186"><text:s/></text:span><text:span text:style-name="T187">что</text:span><text:span text:style-name="T188"><text:s/></text:span><text:span text:style-name="T189">будет</text:span><text:span text:style-name="T190"><text:s/></text:span><text:span text:style-name="T191">происходить</text:span><text:span text:style-name="T192"><text:s/></text:span><text:span text:style-name="T193">«</text:span><text:span text:style-name="T194">под</text:span><text:span text:style-name="T195"><text:s/></text:span><text:span text:style-name="T196">капотом</text:span><text:span text:style-name="T197">»<text:s/></text:span><text:span text:style-name="T198">после</text:span><text:span text:style-name="T199"><text:s/></text:span><text:span text:style-name="T200">ввода</text:span><text:span text:style-name="T201"><text:s/></text:span><text:span text:style-name="T202">адреса</text:span><text:span text:style-name="T203"><text:s/></text:span><text:span text:style-name="T204">сайта</text:span><text:span text:style-name="T205"><text:s/></text:span><text:span text:style-name="T206">в</text:span><text:span text:style-name="T207"><text:s/></text:span><text:span text:style-name="T208">браузере</text:span><text:span text:style-name="T209"><text:s/></text:span><text:span text:style-name="T210">и</text:span><text:span text:style-name="T211"><text:s/></text:span><text:span text:style-name="T212">нажатия</text:span><text:span text:style-name="T213"><text:s/>Enter?</text:span><text:span text:style-name="T214"/></text:p>
          </table:table-cell>
          <table:table-cell table:style-name="TableCell011301">
            <text:p text:style-name="P33"><text:span text:style-name="T215">браузер смотри куки</text:span><text:span text:style-name="T216">/</text:span><text:span text:style-name="T217">идет в днс за<text:s/></text:span><text:span text:style-name="T218">IP</text:span><text:span text:style-name="T219">/устанавливает защищенное соединение с сервером</text:span><text:span text:style-name="T220">/</text:span><text:span text:style-name="T221">фромируется запрос, после получения данных от сервера парсим<text:s/></text:span><text:span text:style-name="T222">HTML<text:s/></text:span><text:span text:style-name="T223">и<text:s/></text:span><text:span text:style-name="T224">CSS<text:s/></text:span><text:span text:style-name="T225">загружаем скрипты позиционируем и отрисовываем страницу<text:s text:c="2"/></text:span><text:span text:style-name="T226"/></text:p>
          </table:table-cell>
        </table:table-row>
      </table:table>
      <text:p text:style-name="P35"><text:span text:style-name="T22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